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whitespace"> </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whitespace"> </text:span>
          <text:span text:style-name="rststyle-name">
            <text:span text:style-name="rststyle-namespace">inary.actionsapi</text:span>
          </text:span>
          <text:span text:style-name="rststyle-whitespace">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whitespace"> </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whitespace"> </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whitespace"> </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whitespace"> </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whitespace"> </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whitespace"> </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whitespace"> </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whitespace"> </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whitespace"> </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whitespace"> </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whitespace"> </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whitespace"> </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whitespace"> </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whitespace"> </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8:27</meta:creation-date>
    <dc:creator>a</dc:creator>
    <dc:date>2025-04-27T15:38:27</dc:date>
    <dc:language>en-US</dc:language>
    <meta:editing-cycles>1</meta:editing-cycles>
    <meta:editing-duration>PT00M01S</meta:editing-duration>
    <dc:title>Inary paket yapımı</dc:title>
  </office:meta>
</office:document-meta>
</file>